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Informal Roman" svg:font-family="'Informal Roman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242424" loext:opacity="100%" style:font-name="Arial" fo:letter-spacing="normal" fo:font-style="normal" fo:font-weight="normal" officeooo:rsid="001d5f13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242424" loext:opacity="100%" style:font-name="Arial" fo:letter-spacing="normal" fo:font-style="normal" fo:font-weight="normal" officeooo:paragraph-rsid="001d5f13"/>
    </style:style>
    <style:style style:name="P3" style:family="paragraph" style:parent-style-name="Standard">
      <style:paragraph-properties fo:margin-left="0cm" fo:margin-right="0cm" fo:margin-top="0cm" fo:margin-bottom="0.499cm" style:contextual-spacing="false" fo:text-align="justify" style:justify-single-word="false" fo:orphans="2" fo:widows="2" fo:text-indent="0cm" style:auto-text-indent="false"/>
      <style:text-properties fo:font-variant="normal" fo:text-transform="none" fo:color="#242424" loext:opacity="100%" style:font-name="Arial" fo:letter-spacing="normal" fo:font-style="normal" fo:font-weight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242424" loext:opacity="100%" style:font-name="inherit" fo:letter-spacing="normal" fo:font-style="normal" fo:font-weight="normal" officeooo:rsid="001d5f13" officeooo:paragraph-rsid="001d5f13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242424" loext:opacity="100%" style:font-name="Arial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242424" loext:opacity="100%" style:font-name="Arial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242424" loext:opacity="100%" style:font-name="Arial" fo:letter-spacing="normal" fo:font-style="normal" fo:font-weight="normal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242424" loext:opacity="100%" style:font-name="Arial" fo:letter-spacing="normal" fo:font-style="normal" fo:font-weight="normal"/>
    </style:style>
    <style:style style:name="P11" style:family="paragraph" style:parent-style-name="Text_20_body" style:master-page-name="">
      <loext:graphic-properties draw:fill="none"/>
      <style:paragraph-properties fo:margin-left="1.199cm" fo:margin-right="0cm" fo:margin-top="0cm" fo:margin-bottom="0cm" style:contextual-spacing="false" fo:line-height="115%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242424" loext:opacity="100%" style:font-name="Arial" fo:letter-spacing="normal" fo:font-style="normal" fo:font-weight="normal" officeooo:rsid="001d5f13" officeooo:paragraph-rsid="001d5f13"/>
    </style:style>
    <style:style style:name="P12" style:family="paragraph" style:parent-style-name="Text_20_body" style:list-style-name="L3">
      <style:paragraph-properties fo:text-align="justify" style:justify-single-word="false"/>
      <style:text-properties officeooo:paragraph-rsid="001d5f13"/>
    </style:style>
    <style:style style:name="P13" style:family="paragraph" style:parent-style-name="Text_20_body" style:list-style-name="L3">
      <style:paragraph-properties fo:text-align="justify" style:justify-single-word="false"/>
    </style:style>
    <style:style style:name="P14" style:family="paragraph" style:parent-style-name="Text_20_body" style:master-page-name="">
      <loext:graphic-properties draw:fill="none"/>
      <style:paragraph-properties fo:margin-left="1.3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</style:style>
    <style:style style:name="T1" style:family="text">
      <style:text-properties officeooo:rsid="001d5f13"/>
    </style:style>
    <style:style style:name="T2" style:family="text">
      <style:text-properties style:font-name="Informal Roman"/>
    </style:style>
    <style:style style:name="T3" style:family="text">
      <style:text-properties style:font-name="Ari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es de Comunicação de dados</text:p>
      <text:p text:style-name="P2"><text:span text:style-name="T1">Samanta Bordallo</text:span></text:p>
      <text:p text:style-name="P2"/>
      <text:p text:style-name="P3">Num documento word escrever o seguinte:</text:p>
      <text:list xml:id="list3382459913" text:style-name="L1">
        <text:list-item>
          <text:p text:style-name="P7">Com o comando ipconfig escrever ip, mascara e gateway da vossa ligação</text:p>
          <text:p text:style-name="P7"/>
        </text:list-item>
      </text:list>
      <text:p text:style-name="P9"><text:tab/>Endereço IPv4. . . . . . . . <text:s/>. . . . . . . : 192.168.43.233</text:p>
      <text:p text:style-name="P9"><text:s text:c="2"/><text:tab/>Máscara de Sub-rede . . . . . . . . . . . . : 255.255.255.0</text:p>
      <text:p text:style-name="P9"><text:s text:c="2"/><text:tab/>Gateway Padrão. . . . . . . . . . . . . . . : 192.168.43.1</text:p>
      <text:p text:style-name="P9"/>
      <text:list xml:id="list113315944660964" text:continue-numbering="true" text:style-name="L1">
        <text:list-item>
          <text:p text:style-name="P8">Com o comando ipconfig /all que informação obtemos a mais do que com o comando do ponto anterior</text:p>
        </text:list-item>
      </text:list>
      <text:p text:style-name="P10"/>
      <text:p text:style-name="P11">Descreve cada placa de rede que tem no computador. Exibe informações sobre todas as interfaces de rede, incluindo aquelas que estão desativadas. Mostra informações detalhadas sobre a configuração obtida através do DHCP, incluindo servidores DHCP, máscara de sub-rede, gateway padrão e servidores DNS. Apresenta detalhes sobre os servidores DNS configurados para cada interface. Fornece detalhes físicos da interface, como endereço físico (MAC address) e descrição da interface. Exibe informações sobre os servidores WINS (Windows Internet Name Service), se aplicável. Mostra informações sobre a configuração específica do cliente DHCP para cada interface.</text:p>
      <text:p text:style-name="P10"/>
      <text:list xml:id="list113315793694238" text:continue-numbering="true" text:style-name="L1">
        <text:list-item>
          <text:p text:style-name="P8">A entidade IEEE elabora diferentes normas como nas comunicações, eletricidade e eletrônica. Pesquisem as diferentes opções da norma 802.x. Por exemplo a norma para o wifi, para a ethernet e bluetooth para mencionar alguns exemplos.</text:p>
        </text:list-item>
      </text:list>
      <text:p text:style-name="P5"/>
      <text:p text:style-name="P14"><text:span text:style-name="Strong_20_Emphasis"><text:span text:style-name="T3">IEEE 802.11 (Wi-Fi):</text:span></text:span><text:span text:style-name="T3"> Padrão para redes locais sem fio. Inclui várias emendas, como <text:tab/>802.11a, 802.11b, 802.11g, 802.11n, 802.11ac, 802.11ax, entre outras.</text:span></text:p>
      <text:list xml:id="list943415364" text:style-name="L3">
        <text:list-header>
          <text:p text:style-name="P12"><text:span text:style-name="Strong_20_Emphasis"><text:span text:style-name="T3">IEEE 802.3 (Ethernet):</text:span></text:span><text:span text:style-name="T3"> Define os padrões para redes Ethernet com fio. Inclui várias velocidades, como 10BASE-T, 100BASE-TX, 1000BASE-T, 10GBASE-T, etc.</text:span></text:p>
          <text:p text:style-name="P12"><text:span text:style-name="Strong_20_Emphasis"><text:span text:style-name="T3">IEEE 802.15 (Wireless Personal Area Network - WPAN):</text:span></text:span><text:span text:style-name="T3"> Inclui várias normas, como IEEE 802.15.1 (Bluetooth), IEEE 802.15.4 (usado em ZigBee), e IEEE 802.15.6 (para comunicação em redes de sensores sem fio no corpo).</text:span></text:p>
          <text:p text:style-name="P13"><text:span text:style-name="Strong_20_Emphasis"><text:span text:style-name="T3">IEEE 802.16 (WiMAX):</text:span></text:span><text:span text:style-name="T3"> Padrão para redes metropolitanas sem fio de banda larga.</text:span></text:p>
        </text:list-header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Informal Roman" svg:font-family="'Informal Roman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9T11:16:47.055000000</meta:creation-date>
    <dc:date>2023-11-29T11:33:14.908000000</dc:date>
    <meta:editing-duration>PT6M17S</meta:editing-duration>
    <meta:editing-cycles>1</meta:editing-cycles>
    <meta:document-statistic meta:table-count="0" meta:image-count="0" meta:object-count="0" meta:page-count="1" meta:paragraph-count="14" meta:word-count="311" meta:character-count="1920" meta:non-whitespace-character-count="1617"/>
    <meta:generator>LibreOffice/7.3.4.2$Windows_X86_64 LibreOffice_project/728fec16bd5f605073805c3c9e7c4212a0120dc5</meta:generator>
  </office:meta>
</office:document-meta>
</file>